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</text:p>
      <text:p text:style-name="Standard">  BarChart,</text:p>
      <text:p text:style-name="Standard">  Bar,</text:p>
      <text:p text:style-name="Standard">  XAxis,</text:p>
      <text:p text:style-name="Standard">  YAxis,</text:p>
      <text:p text:style-name="Standard">  CartesianGrid,</text:p>
      <text:p text:style-name="Standard">  Tooltip,</text:p>
      <text:p text:style-name="Standard">  Legend,</text:p>
      <text:p text:style-name="Standard">  ResponsiveContainer</text:p>
      <text:p text:style-name="Standard">} from "recharts";</text:p>
      <text:p text:style-name="Standard"/>
      <text:p text:style-name="Standard">function IngresosEgresos() {</text:p>
      <text:p text:style-name="Standard">  const [datosMensuales, setDatosMensuales] = useState([]);</text:p>
      <text:p text:style-name="Standard"/>
      <text:p text:style-name="Standard">  useEffect(() =&gt; {</text:p>
      <text:p text:style-name="Standard">    fetch("http://127.0.0.1:8000/movimientos")</text:p>
      <text:p text:style-name="Standard">      .then((response) =&gt; response.json())</text:p>
      <text:p text:style-name="Standard">      .then((data) =&gt; {</text:p>
      <text:p text:style-name="Standard">        const agrupados = {};</text:p>
      <text:p text:style-name="Standard"/>
      <text:p text:style-name="Standard">        data.forEach((item) =&gt; {</text:p>
      <text:p text:style-name="Standard">          const fecha = new Date(item.fecha);</text:p>
      <text:p text:style-name="Standard">          const mes = `${fecha.getFullYear()}-${String(fecha.getMonth() + 1).padStart(2, "0")}`;</text:p>
      <text:p text:style-name="Standard"/>
      <text:p text:style-name="Standard">          if (!agrupados[mes]) {</text:p>
      <text:p text:style-name="Standard">            agrupados[mes] = { mes, ingreso: 0, egreso: 0 };</text:p>
      <text:p text:style-name="Standard">          }</text:p>
      <text:p text:style-name="Standard"/>
      <text:p text:style-name="Standard">          if (item.tipo === "ingreso") {</text:p>
      <text:p text:style-name="Standard">            agrupados[mes].ingreso += item.monto;</text:p>
      <text:p text:style-name="Standard">          } else if (item.tipo === "egreso") {</text:p>
      <text:p text:style-name="Standard">            agrupados[mes].egreso += item.monto;</text:p>
      <text:p text:style-name="Standard">          }</text:p>
      <text:p text:style-name="Standard">        });</text:p>
      <text:p text:style-name="Standard"/>
      <text:p text:style-name="Standard">        // Solo tomamos los meses que tienen al menos ingresos o egresos &gt; 0</text:p>
      <text:p text:style-name="Standard">        const datosFormateados = Object.values(agrupados)</text:p>
      <text:p text:style-name="Standard">          .filter((item) =&gt; item.ingreso &gt; 0 || item.egreso &gt; 0)</text:p>
      <text:p text:style-name="Standard">          .sort((a, b) =&gt; a.mes.localeCompare(b.mes));</text:p>
      <text:p text:style-name="Standard"/>
      <text:p text:style-name="Standard">        setDatosMensuales(datosFormateados);</text:p>
      <text:p text:style-name="Standard">      })</text:p>
      <text:p text:style-name="Standard">      .catch((error) =&gt; {</text:p>
      <text:p text:style-name="Standard">        console.error("Error al obtener los movimientos:", error);</text:p>
      <text:p text:style-name="Standard">      });</text:p>
      <text:p text:style-name="Standard">  }, []);</text:p>
      <text:p text:style-name="Standard"/>
      <text:p text:style-name="Standard">  return (</text:p>
      <text:p text:style-name="Standard">    &lt;div&gt;</text:p>
      <text:p text:style-name="Standard">      &lt;h2&gt;Ingresos y Egresos por Mes&lt;/h2&gt;</text:p>
      <text:p text:style-name="Standard">      &lt;ResponsiveContainer width="100%" height={400}&gt;</text:p>
      <text:p text:style-name="Standard"><text:soft-page-break/>        &lt;BarChart</text:p>
      <text:p text:style-name="Standard">          data={datosMensuales}</text:p>
      <text:p text:style-name="Standard">          margin={{ top: 20, right: 30, left: 20, bottom: 60 }}</text:p>
      <text:p text:style-name="Standard">        &gt;</text:p>
      <text:p text:style-name="Standard">          &lt;CartesianGrid strokeDasharray="3 3" /&gt;</text:p>
      <text:p text:style-name="Standard">          &lt;XAxis</text:p>
      <text:p text:style-name="Standard">            dataKey="mes"</text:p>
      <text:p text:style-name="Standard">            angle={-45}</text:p>
      <text:p text:style-name="Standard">            textAnchor="end"</text:p>
      <text:p text:style-name="Standard">            interval={0}</text:p>
      <text:p text:style-name="Standard">            height={80}</text:p>
      <text:p text:style-name="Standard">          /&gt;</text:p>
      <text:p text:style-name="Standard">          &lt;YAxis /&gt;</text:p>
      <text:p text:style-name="Standard">          &lt;Tooltip /&gt;</text:p>
      <text:p text:style-name="Standard">          &lt;Legend verticalAlign="top" /&gt;</text:p>
      <text:p text:style-name="Standard">          &lt;Bar dataKey="ingreso" fill="#0088FE" name="Ingresos" /&gt;</text:p>
      <text:p text:style-name="Standard">          &lt;Bar dataKey="egreso" fill="#FF8042" name="Egresos" /&gt;</text:p>
      <text:p text:style-name="Standard">        &lt;/BarChart&gt;</text:p>
      <text:p text:style-name="Standard">      &lt;/ResponsiveContainer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IngresosEgresos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14:49:36.092938400</meta:creation-date>
    <dc:date>2025-07-26T14:49:50.607408000</dc:date>
    <meta:editing-duration>PT14S</meta:editing-duration>
    <meta:editing-cycles>1</meta:editing-cycles>
    <meta:document-statistic meta:table-count="0" meta:image-count="0" meta:object-count="0" meta:page-count="2" meta:paragraph-count="67" meta:word-count="196" meta:character-count="2041" meta:non-whitespace-character-count="1460"/>
    <meta:generator>LibreOffice/25.2.4.3$Windows_X86_64 LibreOffice_project/33e196637044ead23f5c3226cde09b47731f7e27</meta:generator>
  </office:meta>
</office:document-meta>
</file>